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2.014cm" fo:min-width="4.522cm"/>
    </style:style>
    <style:style style:name="gr3" style:family="graphic" style:parent-style-name="standard">
      <style:graphic-properties draw:textarea-horizontal-align="justify" draw:textarea-vertical-align="middle" draw:auto-grow-height="false" fo:min-height="1.194cm" fo:min-width="2.744cm"/>
    </style:style>
    <style:style style:name="gr4" style:family="graphic" style:parent-style-name="standard">
      <style:graphic-properties draw:textarea-horizontal-align="justify" draw:textarea-vertical-align="middle" draw:auto-grow-height="false" fo:min-height="4.95cm" fo:min-width="13.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true" fo:min-height="4.95cm" fo:min-width="13.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4" draw:id="id4" draw:layer="layout" svg:width="4.3cm" svg:height="1.9cm" svg:x="7.9cm" svg:y="9.9cm">
          <text:p text:style-name="P1">Ubuntu Cli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3cm" svg:height="1.9cm" svg:x="16.1cm" svg:y="5.7cm">
          <text:p text:style-name="P1">Web IM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1cm" svg:height="2.1cm" svg:x="15.5cm" svg:y="10.7cm">
          <text:p text:style-name="P1">Websocket Server</text:p>
          <text:p text:style-name="P1">(PHP Swool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3cm" svg:height="1.9cm" svg:x="10.9cm" svg:y="16.5cm">
          <text:p text:style-name="P1">Mobile Cli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4cm" svg:height="1.6cm" svg:x="20.2cm" svg:y="16.4cm">
          <text:p text:style-name="P1">Redis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3cm" svg:height="1.9cm" svg:x="23.9cm" svg:y="9.6cm">
          <text:p text:style-name="P1">eCho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8.63cm" svg:height="5.43cm" svg:x="17.51cm" svg:y="19.7cm">
          <text:p text:style-name="P1">User Data (hash)</text:p>
          <text:p text:style-name="P2">Key : fake_user_id</text:p>
          <text:p text:style-name="P2">Values : </text:p>
          <text:p text:style-name="P2">{</text:p>
          <text:p text:style-name="P2"><text:tab/>user_id:1,</text:p>
          <text:p text:style-name="P2"><text:tab/>username:'test',</text:p>
          <text:p text:style-name="P2"><text:tab/>client_id : mobile =&gt; [1,2], pc=&gt;[5,6], web=&gt;[9,23],</text:p>
          <text:p text:style-name="P2"><text:tab/>realname : 'ceshi',</text:p>
          <text:p text:style-name="P2">}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854cm" svg:y1="12.493cm" svg:x2="21.9cm" svg:y2="16.4cm" draw:start-shape="id1" draw:start-glue-point="9" draw:end-shape="id2" draw:end-glue-point="0" svg:d="M19854 12493l2046 3907" svg:viewBox="0 0 2047 3908">
          <text:p/>
        </draw:connector>
        <draw:connector draw:style-name="gr5" draw:text-style-name="P1" draw:layer="layout" draw:type="line" svg:x1="13.05cm" svg:y1="16.5cm" svg:x2="16.246cm" svg:y2="12.493cm" draw:start-shape="id3" draw:start-glue-point="0" draw:end-shape="id1" draw:end-glue-point="7" svg:d="M13050 16500l3196-4007" svg:viewBox="0 0 3197 4008">
          <text:p/>
        </draw:connector>
        <draw:connector draw:style-name="gr5" draw:text-style-name="P1" draw:layer="layout" draw:type="line" svg:x1="12.2cm" svg:y1="10.85cm" svg:x2="15.5cm" svg:y2="11.75cm" draw:start-shape="id4" draw:start-glue-point="1" draw:end-shape="id1" svg:d="M12200 10850l3300 900" svg:viewBox="0 0 3301 901">
          <text:p/>
        </draw:connector>
        <draw:connector draw:style-name="gr5" draw:text-style-name="P1" draw:layer="layout" draw:type="line" svg:x1="18.25cm" svg:y1="7.6cm" svg:x2="18.05cm" svg:y2="10.7cm" draw:start-shape="id5" draw:start-glue-point="2" draw:end-shape="id1" draw:end-glue-point="4" svg:d="M18250 7600l-200 3100" svg:viewBox="0 0 201 3101">
          <text:p/>
        </draw:connector>
        <draw:connector draw:style-name="gr5" draw:text-style-name="P1" draw:layer="layout" draw:type="line" svg:x1="23.9cm" svg:y1="10.55cm" svg:x2="20.6cm" svg:y2="11.75cm" draw:start-shape="id6" draw:start-glue-point="3" draw:end-shape="id1" draw:end-glue-point="10" svg:d="M23900 10550l-3300 1200" svg:viewBox="0 0 3301 1201">
          <text:p/>
        </draw:connector>
        <draw:connector draw:style-name="gr5" draw:text-style-name="P1" draw:layer="layout" draw:type="line" svg:x1="21.9cm" svg:y1="18cm" svg:x2="21.825cm" svg:y2="19.7cm" draw:start-shape="id2" draw:start-glue-point="2" draw:end-shape="id7" draw:end-glue-point="0" svg:d="M21900 18000l-75 1700" svg:viewBox="0 0 76 1701">
          <text:p/>
        </draw:connector>
        <draw:custom-shape draw:style-name="gr6" draw:text-style-name="P1" draw:layer="layout" svg:width="8.16cm" svg:height="5.509cm" svg:x="28.4cm" svg:y="19.44cm">
          <text:p text:style-name="P1">Web client data (hash)</text:p>
          <text:p text:style-name="P2">Key : fake_user_id</text:p>
          <text:p text:style-name="P2">Values : </text:p>
          <text:p text:style-name="P2">{</text:p>
          <text:p text:style-name="P2"><text:tab/>fake_user_id:'ajlr32l2434ll',</text:p>
          <text:p text:style-name="P2"><text:tab/>Client_id : 9,</text:p>
          <text:p text:style-name="P2"><text:tab/>client_type : 'pc_web',</text:p>
          <text:p text:style-name="P2"><text:tab/>sign_code : '',</text:p>
          <text:p text:style-name="P2"><text:tab/>last_sign_time : 1458693048,</text:p>
          <text:p text:style-name="P2"><text:tab/>token:dcj3jdjd4k33k3kj3jk3lldcdfe,</text:p>
          <text:p text:style-name="P2">}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20:29:25.213000000</meta:creation-date>
    <dc:date>2016-11-07T22:30:57.355535619</dc:date>
    <meta:editing-duration>PT35M45S</meta:editing-duration>
    <meta:editing-cycles>18</meta:editing-cycles>
    <meta:generator>LibreOffice/4.2.8.2$Linux_X86_64 LibreOffice_project/420m0$Build-2</meta:generator>
    <meta:document-statistic meta:object-count="14"/>
  </office:meta>
</office:document-meta>
</file>